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00.png" xlink:type="simple" xlink:show="embed" xlink:actuate="onLoad"/></draw:frame></text:p>
          </table:table-cell>
          <table:table-cell table:style-name="Table1.B1" office:value-type="string">
            <text:h text:style-name="P7" text:outline-level="1">Часы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<text:span text:style-name="T1">скалярный </text:span>| Си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21cm" svg:height="2.011cm" draw:z-index="1"><draw:image xlink:href="../images/0000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формирует на выходе сигнал, <text:span text:style-name="T1">численно </text:span>равный текущему значению модельного времени задачи:</text:p>
            <text:p text:style-name="P6"><draw:frame draw:style-name="fr3" draw:name="Object1" text:anchor-type="as-char" svg:width="1.859cm" svg:height="0.564cm" draw:z-index="2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5">где<draw:frame draw:style-name="fr3" draw:name="Object2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— выходной <text:span text:style-name="T3">скалярный</text:span> сигнал.</text:p>
            <text:p text:style-name="P5">Единица измерения — секунды.</text:p>
            <text:p text:style-name="P5"><text:span text:style-name="T7">Свойства</text:span>:</text:p>
            <text:p text:style-name="P5">Для работы блока <text:span text:style-name="T1">задавать свойства</text:span> не требуется.</text:p>
            <text:p text:style-name="P5"><text:span text:style-name="T2">Примечания</text:span>:</text:p>
            <text:list xml:id="list3848707880057586138" text:style-name="L1">
              <text:list-item>
                <text:p text:style-name="P8">Блок формирует <text:span text:style-name="T4">скалярный</text:span> выходной сигнал.</text:p>
              </text:list-item>
              <text:list-item>
                <text:p text:style-name="P9">Во встроенном языке программирования существует специальное служебное слово (переменная <text:span text:style-name="T6">time</text:span>)<text:span text:style-name="T5">, </text:span>также равная текущему значению модельного времени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Часы</dc:title>
    <dc:date>2014-11-29T00:54:58.55</dc:date>
    <meta:generator>OpenOffice/4.1.1$Win32 OpenOffice.org_project/411m6$Build-9775</meta:generator>
    <meta:editing-duration>PT2H18M</meta:editing-duration>
    <meta:editing-cycles>63</meta:editing-cycles>
    <meta:document-statistic meta:table-count="1" meta:image-count="2" meta:object-count="2" meta:page-count="1" meta:paragraph-count="15" meta:word-count="63" meta:character-count="453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t</mi>
      </mrow>
      <mi>,</mi>
    </mrow>
    <annotation encoding="StarMath 5.0">y(t) = t,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